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22in" style:rel-column-width="15353*"/>
    </style:style>
    <style:style style:name="Table1.B" style:family="table-column">
      <style:table-column-properties style:column-width="2.6681in" style:rel-column-width="25248*"/>
    </style:style>
    <style:style style:name="Table1.C" style:family="table-column">
      <style:table-column-properties style:column-width="2.6347in" style:rel-column-width="24934*"/>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cacd94" officeooo:paragraph-rsid="00cacd94"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cacd94" officeooo:paragraph-rsid="00cacd94"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cb88d7"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0ada86d" style:font-size-asian="10pt" style:font-size-complex="10pt"/>
    </style:style>
    <style:style style:name="P14" style:family="paragraph" style:parent-style-name="Table_20_Contents">
      <style:text-properties fo:font-size="10pt" officeooo:rsid="0145a94a" officeooo:paragraph-rsid="015d84ed" style:font-size-asian="10pt" style:font-size-complex="10pt"/>
    </style:style>
    <style:style style:name="P15" style:family="paragraph" style:parent-style-name="Table_20_Contents">
      <style:text-properties fo:font-size="10pt" officeooo:rsid="00af4646" officeooo:paragraph-rsid="00af4646" style:font-size-asian="10pt" style:font-size-complex="10pt"/>
    </style:style>
    <style:style style:name="P16" style:family="paragraph" style:parent-style-name="Table_20_Contents">
      <style:text-properties fo:font-size="10pt" officeooo:rsid="00b3ea44" officeooo:paragraph-rsid="015ee812" style:font-size-asian="10pt" style:font-size-complex="10pt"/>
    </style:style>
    <style:style style:name="P17" style:family="paragraph" style:parent-style-name="Table_20_Contents">
      <style:text-properties fo:font-size="10pt" officeooo:rsid="00b6508e" officeooo:paragraph-rsid="015ee812"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d82f7" style:font-size-asian="10pt" style:font-size-complex="10pt"/>
    </style:style>
    <style:style style:name="P20" style:family="paragraph" style:parent-style-name="Table_20_Contents">
      <style:text-properties fo:font-size="10pt" officeooo:rsid="0161b251" officeooo:paragraph-rsid="0161b251" style:font-size-asian="10pt" style:font-size-complex="10pt"/>
    </style:style>
    <style:style style:name="P21" style:family="paragraph" style:parent-style-name="Table_20_Contents">
      <style:text-properties fo:font-size="10pt" officeooo:rsid="00b6508e" officeooo:paragraph-rsid="00b6508e" style:font-size-asian="10pt" style:font-size-complex="10pt"/>
    </style:style>
    <style:style style:name="P22" style:family="paragraph" style:parent-style-name="Table_20_Contents">
      <style:text-properties fo:font-size="7.5pt" fo:font-weight="normal" officeooo:rsid="00f94c31" officeooo:paragraph-rsid="00f94c31" style:font-size-asian="7.5pt" style:font-weight-asian="normal" style:font-size-complex="7.5pt" style:font-weight-complex="normal"/>
    </style:style>
    <style:style style:name="P23" style:family="paragraph" style:parent-style-name="Table_20_Contents">
      <style:text-properties fo:font-size="11.5pt" officeooo:rsid="016557fb" officeooo:paragraph-rsid="016557fb" style:font-size-asian="11.5pt" style:font-size-complex="11.5pt"/>
    </style:style>
    <style:style style:name="P24"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5" style:family="paragraph" style:parent-style-name="Table_20_Contents">
      <style:text-properties fo:font-size="11.5pt" officeooo:rsid="01d315b2" officeooo:paragraph-rsid="01d315b2" style:font-size-asian="11.5pt" style:font-size-complex="11.5pt"/>
    </style:style>
    <style:style style:name="P26"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7" style:family="paragraph" style:parent-style-name="Table_20_Contents">
      <style:text-properties officeooo:paragraph-rsid="00ce7f11"/>
    </style:style>
    <style:style style:name="P28" style:family="paragraph" style:parent-style-name="Table_20_Contents">
      <style:text-properties fo:font-size="10pt" fo:language="fr" fo:country="FR" officeooo:paragraph-rsid="00ce7f11" style:font-size-asian="10pt" style:font-size-complex="10pt"/>
    </style:style>
    <style:style style:name="P29" style:family="paragraph" style:parent-style-name="Table_20_Contents">
      <style:text-properties fo:font-size="10pt" officeooo:paragraph-rsid="00ce7f11" style:font-size-asian="10pt" style:font-size-complex="10pt"/>
    </style:style>
    <style:style style:name="P30" style:family="paragraph" style:parent-style-name="Table_20_Contents">
      <style:text-properties fo:font-size="11.5pt" officeooo:rsid="0023825d" officeooo:paragraph-rsid="0023825d" style:font-size-asian="11.5pt" style:font-size-complex="11.5pt"/>
    </style:style>
    <style:style style:name="P31" style:family="paragraph" style:parent-style-name="Table_20_Contents">
      <style:text-properties fo:font-size="11pt" officeooo:rsid="01d472cb" officeooo:paragraph-rsid="01d472cb" style:font-size-asian="11pt" style:font-size-complex="11pt"/>
    </style:style>
    <style:style style:name="P32" style:family="paragraph" style:parent-style-name="Table_20_Contents">
      <style:text-properties fo:font-size="10pt" officeooo:rsid="00024cf3" officeooo:paragraph-rsid="00e32773" style:font-size-asian="10pt" style:font-size-complex="10pt"/>
    </style:style>
    <style:style style:name="P33" style:family="paragraph" style:parent-style-name="Table_20_Contents">
      <style:text-properties fo:font-size="10pt" officeooo:rsid="00024cf3" officeooo:paragraph-rsid="01799a5b" style:font-size-asian="10pt" style:font-size-complex="10pt"/>
    </style:style>
    <style:style style:name="P34" style:family="paragraph" style:parent-style-name="Table_20_Contents">
      <style:text-properties fo:font-size="11.5pt" officeooo:rsid="00024cf3" officeooo:paragraph-rsid="00024cf3" style:font-size-asian="11.5pt" style:font-size-complex="11.5pt"/>
    </style:style>
    <style:style style:name="P35"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6" style:family="paragraph" style:parent-style-name="Table_20_Contents">
      <style:text-properties fo:font-size="10pt" officeooo:rsid="00024cf3" officeooo:paragraph-rsid="00f35909" style:font-size-asian="8.75pt" style:font-size-complex="10pt"/>
    </style:style>
    <style:style style:name="P37" style:family="paragraph" style:parent-style-name="Table_20_Contents">
      <style:text-properties fo:font-size="10pt" fo:language="fr" fo:country="FR" officeooo:rsid="00024cf3" officeooo:paragraph-rsid="00f35909" style:font-size-asian="8.75pt" style:font-size-complex="10pt"/>
    </style:style>
    <style:style style:name="P38" style:family="paragraph" style:parent-style-name="Table_20_Contents">
      <style:text-properties fo:font-size="10pt" officeooo:rsid="002fbce5" officeooo:paragraph-rsid="014f962b" style:font-size-asian="10pt" style:font-size-complex="10pt"/>
    </style:style>
    <style:style style:name="P39" style:family="paragraph" style:parent-style-name="Table_20_Contents">
      <style:text-properties fo:font-size="11.5pt" officeooo:rsid="0078a5ec" officeooo:paragraph-rsid="014fec32" style:font-size-asian="10.0500001907349pt" style:font-size-complex="11.5pt"/>
    </style:style>
    <style:style style:name="P40" style:family="paragraph" style:parent-style-name="Table_20_Contents">
      <style:paragraph-properties fo:text-align="end" style:justify-single-word="false"/>
      <style:text-properties fo:font-size="11.5pt" officeooo:rsid="014fec32" officeooo:paragraph-rsid="014fec32" style:font-size-asian="10.0500001907349pt" style:font-size-complex="11.5pt"/>
    </style:style>
    <style:style style:name="P41" style:family="paragraph" style:parent-style-name="Table_20_Contents">
      <style:text-properties fo:font-size="10pt" officeooo:rsid="002fbce5" officeooo:paragraph-rsid="0078a5ec" style:font-size-asian="10pt" style:font-size-complex="10pt"/>
    </style:style>
    <style:style style:name="P42" style:family="paragraph" style:parent-style-name="Table_20_Contents">
      <style:text-properties fo:font-size="10pt" officeooo:rsid="0078a5ec" officeooo:paragraph-rsid="01518b30" style:font-size-asian="10pt" style:font-size-complex="10pt"/>
    </style:style>
    <style:style style:name="P43" style:family="paragraph" style:parent-style-name="Table_20_Contents">
      <style:text-properties fo:font-size="11.5pt" officeooo:rsid="0078a5ec" officeooo:paragraph-rsid="0078a5ec" style:font-size-asian="10.0500001907349pt" style:font-size-complex="11.5pt"/>
    </style:style>
    <style:style style:name="P44"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5" style:family="paragraph" style:parent-style-name="Table_20_Contents">
      <style:text-properties fo:font-size="10pt" officeooo:rsid="002fbce5" officeooo:paragraph-rsid="0047a9a3" style:font-size-asian="10pt" style:font-size-complex="10pt"/>
    </style:style>
    <style:style style:name="P46" style:family="paragraph" style:parent-style-name="Table_20_Contents">
      <style:text-properties fo:font-size="10pt" fo:language="fr" fo:country="FR" officeooo:paragraph-rsid="0109df3b" style:font-size-asian="10pt" style:font-size-complex="10pt"/>
    </style:style>
    <style:style style:name="P47" style:family="paragraph" style:parent-style-name="Table_20_Contents">
      <style:text-properties fo:font-size="10pt" fo:language="fr" fo:country="FR" officeooo:paragraph-rsid="01828905" style:font-size-asian="10pt" style:font-size-complex="10pt"/>
    </style:style>
    <style:style style:name="P48" style:family="paragraph" style:parent-style-name="Table_20_Contents">
      <style:text-properties fo:font-size="10pt" fo:language="fr" fo:country="FR" officeooo:paragraph-rsid="01851d3a" style:font-size-asian="10pt" style:font-size-complex="10pt"/>
    </style:style>
    <style:style style:name="P49" style:family="paragraph" style:parent-style-name="Table_20_Contents">
      <style:text-properties fo:font-size="10pt" officeooo:paragraph-rsid="0109df3b" style:font-size-asian="10pt" style:font-size-complex="10pt"/>
    </style:style>
    <style:style style:name="P50" style:family="paragraph" style:parent-style-name="Table_20_Contents">
      <style:text-properties fo:font-size="11.5pt" officeooo:rsid="0047a9a3" officeooo:paragraph-rsid="0047a9a3" style:font-size-asian="10.0500001907349pt" style:font-size-complex="11.5pt"/>
    </style:style>
    <style:style style:name="P51"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2" style:family="paragraph" style:parent-style-name="Table_20_Contents">
      <style:text-properties fo:font-size="10pt" officeooo:rsid="002fbce5" officeooo:paragraph-rsid="003e6b54" style:font-size-asian="10pt" style:font-size-complex="10pt"/>
    </style:style>
    <style:style style:name="P53" style:family="paragraph" style:parent-style-name="Table_20_Contents">
      <style:text-properties fo:font-size="10pt" officeooo:paragraph-rsid="010d7dd2" style:font-size-asian="10pt" style:font-size-complex="10pt"/>
    </style:style>
    <style:style style:name="P54" style:family="paragraph" style:parent-style-name="Table_20_Contents">
      <style:text-properties fo:font-size="10pt" fo:language="fr" fo:country="FR" officeooo:paragraph-rsid="0111d92f" style:font-size-asian="10pt" style:font-size-complex="10pt"/>
    </style:style>
    <style:style style:name="P55" style:family="paragraph" style:parent-style-name="Table_20_Contents">
      <style:text-properties fo:font-size="10pt" fo:language="fr" fo:country="FR" officeooo:paragraph-rsid="0113a6fe" style:font-size-asian="10pt" style:font-size-complex="10pt"/>
    </style:style>
    <style:style style:name="P56" style:family="paragraph" style:parent-style-name="Table_20_Contents">
      <style:text-properties fo:font-size="10pt" officeooo:rsid="0047a9a3" officeooo:paragraph-rsid="0047a9a3" style:font-size-asian="10pt" style:font-size-complex="10pt"/>
    </style:style>
    <style:style style:name="P57" style:family="paragraph" style:parent-style-name="Standard">
      <style:text-properties fo:font-size="10pt" officeooo:rsid="0048f24c" officeooo:paragraph-rsid="0048f24c" style:font-size-asian="8.75pt" style:font-size-complex="10pt"/>
    </style:style>
    <style:style style:name="P58" style:family="paragraph" style:parent-style-name="Table_20_Contents">
      <style:text-properties fo:font-size="11.5pt" officeooo:rsid="003e6b54" officeooo:paragraph-rsid="003e6b54" style:font-size-asian="10.0500001907349pt" style:font-size-complex="11.5pt"/>
    </style:style>
    <style:style style:name="P59"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60" style:family="paragraph" style:parent-style-name="Table_20_Contents">
      <style:text-properties fo:font-size="10pt" officeooo:rsid="002fbce5" officeooo:paragraph-rsid="002fbce5" style:font-size-asian="10pt" style:font-size-complex="10pt"/>
    </style:style>
    <style:style style:name="P61" style:family="paragraph" style:parent-style-name="Table_20_Contents">
      <style:text-properties fo:font-size="10pt" officeooo:paragraph-rsid="012072bd" style:font-size-asian="10pt" style:font-size-complex="10pt"/>
    </style:style>
    <style:style style:name="P62" style:family="paragraph" style:parent-style-name="Table_20_Contents">
      <style:text-properties fo:font-size="11.5pt" officeooo:rsid="0035be0d" officeooo:paragraph-rsid="0035be0d" style:font-size-asian="10.0500001907349pt" style:font-size-complex="11.5pt"/>
    </style:style>
    <style:style style:name="P63" style:family="paragraph" style:parent-style-name="Table_20_Contents">
      <style:paragraph-properties fo:text-align="end" style:justify-single-word="false"/>
      <style:text-properties fo:font-size="11.5pt" officeooo:rsid="00de02bb" officeooo:paragraph-rsid="00de02bb" style:font-size-asian="10.0500001907349pt" style:font-size-complex="11.5pt"/>
    </style:style>
    <style:style style:name="P64" style:family="paragraph" style:parent-style-name="Table_20_Contents">
      <style:text-properties fo:font-size="10pt" officeooo:paragraph-rsid="014b544b" style:font-size-asian="10pt" style:font-size-complex="10pt"/>
    </style:style>
    <style:style style:name="P65" style:family="paragraph" style:parent-style-name="Table_20_Contents">
      <style:text-properties fo:font-size="11.5pt" officeooo:rsid="0036bfae" officeooo:paragraph-rsid="0036bfae" style:font-size-asian="10.0500001907349pt" style:font-size-complex="11.5pt"/>
    </style:style>
    <style:style style:name="P66"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7" style:family="paragraph" style:parent-style-name="Table_20_Contents">
      <style:text-properties fo:font-size="10pt" fo:language="fr" fo:country="FR" officeooo:rsid="002fbce5" officeooo:paragraph-rsid="002fbce5" style:font-size-asian="8.75pt" style:font-size-complex="10pt"/>
    </style:style>
    <style:style style:name="P68" style:family="paragraph" style:parent-style-name="Table_20_Contents">
      <style:text-properties fo:font-size="10pt" officeooo:rsid="002fbce5" officeooo:paragraph-rsid="002fbce5" style:font-size-asian="8.75pt" style:font-size-complex="10pt"/>
    </style:style>
    <style:style style:name="P69" style:family="paragraph" style:parent-style-name="Text_20_body">
      <style:paragraph-properties fo:break-before="page"/>
    </style:style>
    <style:style style:name="P70" style:family="paragraph" style:parent-style-name="Table_20_Contents">
      <style:text-properties fo:font-size="11pt" officeooo:rsid="00041ec9" officeooo:paragraph-rsid="00041ec9" style:font-size-asian="9.60000038146973pt" style:font-size-complex="11pt"/>
    </style:style>
    <style:style style:name="P71" style:family="paragraph" style:parent-style-name="Table_20_Contents">
      <style:text-properties fo:font-size="10pt" officeooo:rsid="00041ec9" officeooo:paragraph-rsid="00041ec9" style:font-size-asian="10pt" style:font-size-complex="10pt"/>
    </style:style>
    <style:style style:name="P72" style:family="paragraph" style:parent-style-name="Table_20_Contents">
      <style:text-properties fo:font-size="10pt" officeooo:rsid="00024cf3" officeooo:paragraph-rsid="00041ec9" style:font-size-asian="10pt" style:font-size-complex="10pt"/>
    </style:style>
    <style:style style:name="P73" style:family="paragraph" style:parent-style-name="Table_20_Contents">
      <style:text-properties fo:font-size="11.5pt" officeooo:rsid="014e69e7" officeooo:paragraph-rsid="014e69e7" style:font-size-asian="11.5pt" style:font-size-complex="11.5pt"/>
    </style:style>
    <style:style style:name="P74" style:family="paragraph" style:parent-style-name="Table_20_Contents">
      <style:paragraph-properties fo:text-align="end" style:justify-single-word="false"/>
      <style:text-properties fo:font-size="11.5pt" officeooo:rsid="014e69e7" officeooo:paragraph-rsid="014e69e7" style:font-size-asian="11.5pt" style:font-size-complex="11.5pt"/>
    </style:style>
    <style:style style:name="P75" style:family="paragraph" style:parent-style-name="Table_20_Contents">
      <style:text-properties fo:font-size="11pt" officeooo:rsid="014e77af" officeooo:paragraph-rsid="014e77af" style:font-size-asian="11pt" style:font-size-complex="11pt"/>
    </style:style>
    <style:style style:name="P76"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7" style:family="paragraph" style:parent-style-name="Table_20_Contents">
      <style:text-properties fo:font-size="10pt" officeooo:paragraph-rsid="0156fb4f" style:font-size-asian="10pt" style:font-size-complex="10pt"/>
    </style:style>
    <style:style style:name="P78" style:family="paragraph" style:parent-style-name="Table_20_Contents">
      <style:text-properties fo:font-size="10pt" fo:language="fr" fo:country="FR" officeooo:paragraph-rsid="0156fb4f" style:font-size-asian="10pt" style:font-size-complex="10pt"/>
    </style:style>
    <style:style style:name="P79" style:family="paragraph" style:parent-style-name="Table_20_Contents">
      <style:text-properties fo:font-size="11.5pt" officeooo:rsid="014bce3c" officeooo:paragraph-rsid="014bce3c" style:font-size-asian="11.5pt" style:font-size-complex="11.5pt"/>
    </style:style>
    <style:style style:name="P80" style:family="paragraph" style:parent-style-name="Table_20_Contents">
      <style:text-properties fo:font-size="10pt" officeooo:rsid="00041ec9" officeooo:paragraph-rsid="00041ec9" style:font-size-asian="8.75pt" style:font-size-complex="10pt"/>
    </style:style>
    <style:style style:name="P81" style:family="paragraph" style:parent-style-name="Table_20_Contents">
      <style:text-properties fo:font-size="10pt" fo:language="fr" fo:country="FR" officeooo:rsid="00041ec9" officeooo:paragraph-rsid="00041ec9" style:font-size-asian="10pt" style:font-size-complex="10pt"/>
    </style:style>
    <style:style style:name="P82" style:family="paragraph" style:parent-style-name="Table_20_Contents">
      <style:text-properties fo:font-size="10pt" officeooo:rsid="005a97d7" officeooo:paragraph-rsid="0143ae3c" style:font-size-asian="8.75pt" style:font-size-complex="10pt"/>
    </style:style>
    <style:style style:name="P83" style:family="paragraph" style:parent-style-name="Table_20_Contents">
      <style:text-properties fo:font-size="10pt" fo:language="fr" fo:country="FR" officeooo:rsid="005a97d7" officeooo:paragraph-rsid="0143ae3c" style:font-size-asian="8.75pt" style:font-size-complex="10pt"/>
    </style:style>
    <style:style style:name="P84" style:family="paragraph" style:parent-style-name="Table_20_Contents">
      <style:text-properties fo:font-size="10pt" officeooo:rsid="005a97d7" officeooo:paragraph-rsid="005a97d7" style:font-size-asian="8.75pt" style:font-size-complex="10pt"/>
    </style:style>
    <style:style style:name="P85" style:family="paragraph" style:parent-style-name="Table_20_Contents">
      <style:text-properties fo:font-size="10pt" fo:language="fr" fo:country="FR" officeooo:rsid="004f56f1" officeooo:paragraph-rsid="004f56f1" style:font-size-asian="10pt" style:font-size-complex="10pt"/>
    </style:style>
    <style:style style:name="P86" style:family="paragraph" style:parent-style-name="Table_20_Contents">
      <style:text-properties fo:font-size="10pt" fo:language="fr" fo:country="FR" officeooo:rsid="004f56f1" officeooo:paragraph-rsid="004f56f1" style:font-size-asian="8.75pt" style:font-size-complex="10pt"/>
    </style:style>
    <style:style style:name="P87" style:family="paragraph" style:parent-style-name="Standard">
      <style:text-properties officeooo:paragraph-rsid="00041ec9"/>
    </style:style>
    <style:style style:name="T1" style:family="text">
      <style:text-properties officeooo:rsid="015cb804"/>
    </style:style>
    <style:style style:name="T2" style:family="text">
      <style:text-properties officeooo:rsid="006ac51f"/>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pt" style:font-size-asian="10pt" style:font-size-complex="10pt"/>
    </style:style>
    <style:style style:name="T5" style:family="text">
      <style:text-properties officeooo:rsid="01909e2c"/>
    </style:style>
    <style:style style:name="T6" style:family="text">
      <style:text-properties officeooo:rsid="0191de00"/>
    </style:style>
    <style:style style:name="T7" style:family="text">
      <style:text-properties officeooo:rsid="009349ed"/>
    </style:style>
    <style:style style:name="T8" style:family="text">
      <style:text-properties officeooo:rsid="00cc0a81"/>
    </style:style>
    <style:style style:name="T9" style:family="text">
      <style:text-properties officeooo:rsid="00921628"/>
    </style:style>
    <style:style style:name="T10" style:family="text">
      <style:text-properties officeooo:rsid="009d6b81"/>
    </style:style>
    <style:style style:name="T11" style:family="text">
      <style:text-properties officeooo:rsid="00a8f564"/>
    </style:style>
    <style:style style:name="T12" style:family="text">
      <style:text-properties officeooo:rsid="00cca7ef"/>
    </style:style>
    <style:style style:name="T13" style:family="text">
      <style:text-properties officeooo:rsid="00a0a8eb"/>
    </style:style>
    <style:style style:name="T14" style:family="text">
      <style:text-properties officeooo:rsid="00cb88d7"/>
    </style:style>
    <style:style style:name="T15" style:family="text">
      <style:text-properties officeooo:rsid="00b02f6f"/>
    </style:style>
    <style:style style:name="T16" style:family="text">
      <style:text-properties officeooo:rsid="00b1e147"/>
    </style:style>
    <style:style style:name="T17" style:family="text">
      <style:text-properties fo:font-size="10pt" officeooo:rsid="00b4600a" style:font-size-asian="10pt" style:font-size-complex="10pt"/>
    </style:style>
    <style:style style:name="T18" style:family="text">
      <style:text-properties officeooo:rsid="015ee812"/>
    </style:style>
    <style:style style:name="T19" style:family="text">
      <style:text-properties officeooo:rsid="00cd1391"/>
    </style:style>
    <style:style style:name="T20" style:family="text">
      <style:text-properties officeooo:rsid="00c235de"/>
    </style:style>
    <style:style style:name="T21" style:family="text">
      <style:text-properties officeooo:rsid="00c3868e"/>
    </style:style>
    <style:style style:name="T22" style:family="text">
      <style:text-properties officeooo:rsid="01638076"/>
    </style:style>
    <style:style style:name="T23" style:family="text">
      <style:text-properties officeooo:rsid="00db547a"/>
    </style:style>
    <style:style style:name="T24" style:family="text">
      <style:text-properties officeooo:rsid="01d436ef"/>
    </style:style>
    <style:style style:name="T25" style:family="text">
      <style:text-properties fo:font-size="10pt" fo:language="fr" fo:country="FR" style:font-size-asian="10pt" style:font-size-complex="10pt"/>
    </style:style>
    <style:style style:name="T26" style:family="text">
      <style:text-properties fo:font-size="10pt" fo:language="fr" fo:country="FR" officeooo:rsid="019377f9" style:font-size-asian="10pt" style:font-size-complex="10pt"/>
    </style:style>
    <style:style style:name="T27" style:family="text">
      <style:text-properties fo:font-size="10pt" fo:language="fr" fo:country="FR" officeooo:rsid="0166ac53" style:font-size-asian="10pt" style:font-size-complex="10pt"/>
    </style:style>
    <style:style style:name="T28" style:family="text">
      <style:text-properties fo:font-size="10pt" fo:language="fr" fo:country="FR" officeooo:rsid="019d9520" style:font-size-asian="10pt" style:font-size-complex="10pt"/>
    </style:style>
    <style:style style:name="T29" style:family="text">
      <style:text-properties officeooo:rsid="01679c72"/>
    </style:style>
    <style:style style:name="T30" style:family="text">
      <style:text-properties officeooo:rsid="0168ada2"/>
    </style:style>
    <style:style style:name="T31" style:family="text">
      <style:text-properties officeooo:rsid="016bffc8"/>
    </style:style>
    <style:style style:name="T32" style:family="text">
      <style:text-properties officeooo:rsid="016d190f"/>
    </style:style>
    <style:style style:name="T33" style:family="text">
      <style:text-properties fo:language="fr" fo:country="FR"/>
    </style:style>
    <style:style style:name="T34" style:family="text">
      <style:text-properties fo:language="fr" fo:country="FR" officeooo:rsid="01968330"/>
    </style:style>
    <style:style style:name="T35" style:family="text">
      <style:text-properties fo:language="fr" fo:country="FR" officeooo:rsid="019a0cef"/>
    </style:style>
    <style:style style:name="T36" style:family="text">
      <style:text-properties fo:language="fr" fo:country="FR" officeooo:rsid="0172b0d9"/>
    </style:style>
    <style:style style:name="T37" style:family="text">
      <style:text-properties fo:language="fr" fo:country="FR" officeooo:rsid="01985c3e"/>
    </style:style>
    <style:style style:name="T38" style:family="text">
      <style:text-properties fo:language="fr" fo:country="FR" officeooo:rsid="01732898"/>
    </style:style>
    <style:style style:name="T39" style:family="text">
      <style:text-properties officeooo:rsid="0161e75a"/>
    </style:style>
    <style:style style:name="T40" style:family="text">
      <style:text-properties officeooo:rsid="01750983"/>
    </style:style>
    <style:style style:name="T41" style:family="text">
      <style:text-properties officeooo:rsid="0176791f"/>
    </style:style>
    <style:style style:name="T42" style:family="text">
      <style:text-properties officeooo:rsid="019e0d39"/>
    </style:style>
    <style:style style:name="T43" style:family="text">
      <style:text-properties officeooo:rsid="0178aa0e"/>
    </style:style>
    <style:style style:name="T44" style:family="text">
      <style:text-properties officeooo:rsid="017a8c22"/>
    </style:style>
    <style:style style:name="T45" style:family="text">
      <style:text-properties officeooo:rsid="017bffd1"/>
    </style:style>
    <style:style style:name="T46" style:family="text">
      <style:text-properties fo:language="fr" fo:country="FR" officeooo:rsid="00f35909"/>
    </style:style>
    <style:style style:name="T47" style:family="text">
      <style:text-properties fo:language="fr" fo:country="FR" officeooo:rsid="00f54e2b"/>
    </style:style>
    <style:style style:name="T48" style:family="text">
      <style:text-properties fo:language="fr" fo:country="FR" officeooo:rsid="00f62ab5"/>
    </style:style>
    <style:style style:name="T49" style:family="text">
      <style:text-properties officeooo:rsid="00f737a4"/>
    </style:style>
    <style:style style:name="T50" style:family="text">
      <style:text-properties officeooo:rsid="01058955"/>
    </style:style>
    <style:style style:name="T51" style:family="text">
      <style:text-properties officeooo:rsid="0106d011"/>
    </style:style>
    <style:style style:name="T52" style:family="text">
      <style:text-properties officeooo:rsid="01072cb1"/>
    </style:style>
    <style:style style:name="T53" style:family="text">
      <style:text-properties officeooo:rsid="01549386"/>
    </style:style>
    <style:style style:name="T54" style:family="text">
      <style:text-properties officeooo:rsid="015518f6"/>
    </style:style>
    <style:style style:name="T55" style:family="text">
      <style:text-properties officeooo:rsid="01084dac"/>
    </style:style>
    <style:style style:name="T56" style:family="text">
      <style:text-properties officeooo:rsid="010afb1b"/>
    </style:style>
    <style:style style:name="T57" style:family="text">
      <style:text-properties officeooo:rsid="010bed40"/>
    </style:style>
    <style:style style:name="T58" style:family="text">
      <style:text-properties officeooo:rsid="017d7c77"/>
    </style:style>
    <style:style style:name="T59" style:family="text">
      <style:text-properties officeooo:rsid="010d4760"/>
    </style:style>
    <style:style style:name="T60" style:family="text">
      <style:text-properties officeooo:rsid="00dcf485"/>
    </style:style>
    <style:style style:name="T61" style:family="text">
      <style:text-properties officeooo:rsid="01813ad4"/>
    </style:style>
    <style:style style:name="T62" style:family="text">
      <style:text-properties officeooo:rsid="017e1c93"/>
    </style:style>
    <style:style style:name="T63" style:family="text">
      <style:text-properties officeooo:rsid="017fc20e"/>
    </style:style>
    <style:style style:name="T64" style:family="text">
      <style:text-properties officeooo:rsid="015dd7d1"/>
    </style:style>
    <style:style style:name="T65" style:family="text">
      <style:text-properties officeooo:rsid="0047a9a3"/>
    </style:style>
    <style:style style:name="T66" style:family="text">
      <style:text-properties officeooo:rsid="015faca5"/>
    </style:style>
    <style:style style:name="T67" style:family="text">
      <style:text-properties officeooo:rsid="01828905"/>
    </style:style>
    <style:style style:name="T68" style:family="text">
      <style:text-properties officeooo:rsid="0183fd3a"/>
    </style:style>
    <style:style style:name="T69" style:family="text">
      <style:text-properties officeooo:rsid="0186634c"/>
    </style:style>
    <style:style style:name="T70" style:family="text">
      <style:text-properties fo:language="fr" fo:country="FR" officeooo:rsid="0189491e"/>
    </style:style>
    <style:style style:name="T71" style:family="text">
      <style:text-properties fo:language="fr" fo:country="FR" officeooo:rsid="01876171"/>
    </style:style>
    <style:style style:name="T72" style:family="text">
      <style:text-properties fo:language="fr" fo:country="FR" officeooo:rsid="0189d7bc"/>
    </style:style>
    <style:style style:name="T73" style:family="text">
      <style:text-properties fo:language="fr" fo:country="FR" officeooo:rsid="018d980f"/>
    </style:style>
    <style:style style:name="T74" style:family="text">
      <style:text-properties officeooo:rsid="0078a5ec"/>
    </style:style>
    <style:style style:name="T75" style:family="text">
      <style:text-properties officeooo:rsid="010d7dd2"/>
    </style:style>
    <style:style style:name="T76" style:family="text">
      <style:text-properties fo:language="fr" fo:country="FR" officeooo:rsid="019eda8b"/>
    </style:style>
    <style:style style:name="T77" style:family="text">
      <style:text-properties fo:language="fr" fo:country="FR" officeooo:rsid="010d7dd2"/>
    </style:style>
    <style:style style:name="T78" style:family="text">
      <style:text-properties fo:language="fr" fo:country="FR" officeooo:rsid="01b10b5d"/>
    </style:style>
    <style:style style:name="T79" style:family="text">
      <style:text-properties fo:language="fr" fo:country="FR" officeooo:rsid="01b30678"/>
    </style:style>
    <style:style style:name="T80" style:family="text">
      <style:text-properties fo:language="fr" fo:country="FR" officeooo:rsid="019fadd3"/>
    </style:style>
    <style:style style:name="T81" style:family="text">
      <style:text-properties fo:language="fr" fo:country="FR" officeooo:rsid="01a16447"/>
    </style:style>
    <style:style style:name="T82" style:family="text">
      <style:text-properties fo:language="fr" fo:country="FR" officeooo:rsid="01a6eb9b"/>
    </style:style>
    <style:style style:name="T83" style:family="text">
      <style:text-properties fo:language="fr" fo:country="FR" officeooo:rsid="01b61cb0"/>
    </style:style>
    <style:style style:name="T84" style:family="text">
      <style:text-properties fo:language="fr" fo:country="FR" officeooo:rsid="01b79161"/>
    </style:style>
    <style:style style:name="T85" style:family="text">
      <style:text-properties fo:language="fr" fo:country="FR" officeooo:rsid="01aab15a"/>
    </style:style>
    <style:style style:name="T86" style:family="text">
      <style:text-properties fo:language="fr" fo:country="FR" officeooo:rsid="01ac74ab"/>
    </style:style>
    <style:style style:name="T87" style:family="text">
      <style:text-properties fo:language="fr" fo:country="FR" officeooo:rsid="01a8e3d1"/>
    </style:style>
    <style:style style:name="T88" style:family="text">
      <style:text-properties officeooo:rsid="01b316bf"/>
    </style:style>
    <style:style style:name="T89" style:family="text">
      <style:text-properties officeooo:rsid="01b364f2"/>
    </style:style>
    <style:style style:name="T90" style:family="text">
      <style:text-properties officeooo:rsid="01b4587b"/>
    </style:style>
    <style:style style:name="T91" style:family="text">
      <style:text-properties officeooo:rsid="01b4f1d7"/>
    </style:style>
    <style:style style:name="T92" style:family="text">
      <style:text-properties officeooo:rsid="0111d92f"/>
    </style:style>
    <style:style style:name="T93" style:family="text">
      <style:text-properties officeooo:rsid="0113a6fe"/>
    </style:style>
    <style:style style:name="T94" style:family="text">
      <style:text-properties fo:language="fr" fo:country="FR" style:font-size-asian="10pt"/>
    </style:style>
    <style:style style:name="T95" style:family="text">
      <style:text-properties officeooo:rsid="0071fa57"/>
    </style:style>
    <style:style style:name="T96" style:family="text">
      <style:text-properties officeooo:rsid="00740ab0"/>
    </style:style>
    <style:style style:name="T97" style:family="text">
      <style:text-properties officeooo:rsid="0074dfbb"/>
    </style:style>
    <style:style style:name="T98" style:family="text">
      <style:text-properties officeooo:rsid="00dd21ec"/>
    </style:style>
    <style:style style:name="T99" style:family="text">
      <style:text-properties officeooo:rsid="0119015e"/>
    </style:style>
    <style:style style:name="T100" style:family="text">
      <style:text-properties fo:language="fr" fo:country="FR" officeooo:rsid="0119015e"/>
    </style:style>
    <style:style style:name="T101" style:family="text">
      <style:text-properties fo:language="fr" fo:country="FR" officeooo:rsid="0119fef2"/>
    </style:style>
    <style:style style:name="T102" style:family="text">
      <style:text-properties fo:language="fr" fo:country="FR" officeooo:rsid="011b0194"/>
    </style:style>
    <style:style style:name="T103" style:family="text">
      <style:text-properties fo:language="fr" fo:country="FR" officeooo:rsid="011ca194"/>
    </style:style>
    <style:style style:name="T104" style:family="text">
      <style:text-properties fo:language="fr" fo:country="FR" officeooo:rsid="012072bd"/>
    </style:style>
    <style:style style:name="T105" style:family="text">
      <style:text-properties fo:language="fr" fo:country="FR" officeooo:rsid="01239df6"/>
    </style:style>
    <style:style style:name="T106" style:family="text">
      <style:text-properties fo:language="fr" fo:country="FR" officeooo:rsid="012d5df4"/>
    </style:style>
    <style:style style:name="T107" style:family="text">
      <style:text-properties officeooo:rsid="0071db7b"/>
    </style:style>
    <style:style style:name="T108" style:family="text">
      <style:text-properties officeooo:rsid="01287d7f"/>
    </style:style>
    <style:style style:name="T109" style:family="text">
      <style:text-properties fo:language="fr" fo:country="FR" officeooo:rsid="01287d7f"/>
    </style:style>
    <style:style style:name="T110" style:family="text">
      <style:text-properties fo:language="fr" fo:country="FR" officeooo:rsid="0128a681"/>
    </style:style>
    <style:style style:name="T111" style:family="text">
      <style:text-properties fo:language="fr" fo:country="FR" officeooo:rsid="0128f2fa"/>
    </style:style>
    <style:style style:name="T112" style:family="text">
      <style:text-properties fo:language="fr" fo:country="FR" officeooo:rsid="012910ea"/>
    </style:style>
    <style:style style:name="T113" style:family="text">
      <style:text-properties fo:language="fr" fo:country="FR" officeooo:rsid="012a2591"/>
    </style:style>
    <style:style style:name="T114" style:family="text">
      <style:text-properties officeooo:rsid="002fbce5"/>
    </style:style>
    <style:style style:name="T115" style:family="text">
      <style:text-properties fo:language="fr" fo:country="FR" officeooo:rsid="012cb80e"/>
    </style:style>
    <style:style style:name="T116" style:family="text">
      <style:text-properties fo:language="fr" fo:country="FR" officeooo:rsid="012d25f6"/>
    </style:style>
    <style:style style:name="T117" style:family="text">
      <style:text-properties fo:language="fr" fo:country="FR" officeooo:rsid="012fcf8c"/>
    </style:style>
    <style:style style:name="T118" style:family="text">
      <style:text-properties fo:language="fr" fo:country="FR" officeooo:rsid="0131eb00"/>
    </style:style>
    <style:style style:name="T119" style:family="text">
      <style:text-properties officeooo:rsid="00de7033"/>
    </style:style>
    <style:style style:name="T120" style:family="text">
      <style:text-properties officeooo:rsid="01364334"/>
    </style:style>
    <style:style style:name="T121" style:family="text">
      <style:text-properties officeooo:rsid="0137e4e1"/>
    </style:style>
    <style:style style:name="T122" style:family="text">
      <style:text-properties officeooo:rsid="00041ec9"/>
    </style:style>
    <style:style style:name="T123" style:family="text">
      <style:text-properties officeooo:rsid="00df10ea"/>
    </style:style>
    <style:style style:name="T124" style:family="text">
      <style:text-properties officeooo:rsid="01b83d05"/>
    </style:style>
    <style:style style:name="T125" style:family="text">
      <style:text-properties officeooo:rsid="01c902c3"/>
    </style:style>
    <style:style style:name="T126" style:family="text">
      <style:text-properties officeooo:rsid="01cb2fd9"/>
    </style:style>
    <style:style style:name="T127" style:family="text">
      <style:text-properties officeooo:rsid="01cc2bff"/>
    </style:style>
    <style:style style:name="T128" style:family="text">
      <style:text-properties officeooo:rsid="01ccbe7b"/>
    </style:style>
    <style:style style:name="T129" style:family="text">
      <style:text-properties officeooo:rsid="01ce6e63"/>
    </style:style>
    <style:style style:name="T130" style:family="text">
      <style:text-properties fo:language="fr" fo:country="FR" officeooo:rsid="00e238ec"/>
    </style:style>
    <style:style style:name="T131" style:family="text">
      <style:text-properties fo:language="fr" fo:country="FR" officeooo:rsid="00e38018"/>
    </style:style>
    <style:style style:name="T132" style:family="text">
      <style:text-properties fo:language="fr" fo:country="FR" officeooo:rsid="00e6c40b"/>
    </style:style>
    <style:style style:name="T133" style:family="text">
      <style:text-properties fo:language="fr" fo:country="FR" officeooo:rsid="00ea18c7"/>
    </style:style>
    <style:style style:name="T134" style:family="text">
      <style:text-properties fo:language="fr" fo:country="FR" officeooo:rsid="00ea59bc"/>
    </style:style>
    <style:style style:name="T135" style:family="text">
      <style:text-properties fo:language="fr" fo:country="FR" officeooo:rsid="00ebf1ef"/>
    </style:style>
    <style:style style:name="T136" style:family="text">
      <style:text-properties fo:language="fr" fo:country="FR" officeooo:rsid="00ecc021"/>
    </style:style>
    <style:style style:name="T137" style:family="text">
      <style:text-properties officeooo:rsid="014cb121"/>
    </style:style>
    <style:style style:name="T138" style:family="text">
      <style:text-properties officeooo:rsid="00e0b130"/>
    </style:style>
    <style:style style:name="T139" style:family="text">
      <style:text-properties officeooo:rsid="01bbd812"/>
    </style:style>
    <style:style style:name="T140" style:family="text">
      <style:text-properties officeooo:rsid="01c0509b"/>
    </style:style>
    <style:style style:name="T141" style:family="text">
      <style:text-properties officeooo:rsid="01c0e11d"/>
    </style:style>
    <style:style style:name="T142" style:family="text">
      <style:text-properties officeooo:rsid="01c6de03"/>
    </style:style>
    <style:style style:name="T143" style:family="text">
      <style:text-properties fo:language="fr" fo:country="FR" officeooo:rsid="013fba33"/>
    </style:style>
    <style:style style:name="T144" style:family="text">
      <style:text-properties fo:language="fr" fo:country="FR" officeooo:rsid="01d044a3"/>
    </style:style>
    <style:style style:name="T145" style:family="text">
      <style:text-properties fo:language="fr" fo:country="FR" officeooo:rsid="01d0e3c6"/>
    </style:style>
    <style:style style:name="T146" style:family="text">
      <style:text-properties officeooo:rsid="01451f8c"/>
    </style:style>
    <style:style style:name="T147" style:family="text">
      <style:text-properties officeooo:rsid="0145750a"/>
    </style:style>
    <style:style style:name="T148" style:family="text">
      <style:text-properties officeooo:rsid="01458c6c"/>
    </style:style>
    <style:style style:name="T149" style:family="text">
      <style:text-properties officeooo:rsid="01b88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Recherche un <text:span text:style-name="T1">emploi</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2">61449</text:span> <text:span text:style-name="T2">Steinbach am Taunus</text:span></text:p>
          </table:table-cell>
          <table:table-cell table:style-name="Table1.A1" office:value-type="string">
            <text:p text:style-name="P5"><text:span text:style-name="T3">E-mail:</text:span> <text:span text:style-name="T4">gabravier@gmail.com</text:span></text:p>
          </table:table-cell>
        </table:table-row>
        <table:table-row>
          <table:table-cell table:style-name="Table1.A1" office:value-type="string">
            <text:p text:style-name="Table_20_Contents"/>
          </table:table-cell>
          <table:table-cell table:style-name="Table1.A1" office:value-type="string">
            <text:p text:style-name="P6"><text:span text:style-name="T5">Actuellement en </text:span>Allemagne <text:span text:style-name="T6">(peut déménager si nécessaire)</text:span></text:p>
          </table:table-cell>
          <table:table-cell table:style-name="Table1.A1" office:value-type="string">
            <text:p text:style-name="P5"><text:span text:style-name="T3">Phone:</text:span> <text:span text:style-name="T4">+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7">C </text:span><text:span text:style-name="T8">et </text:span>C++<text:span text:style-name="T9"> </text:span>- <text:span text:style-name="T10">Expert</text:span></text:p>
            <text:p text:style-name="P8">Linux – <text:span text:style-name="T11">Expert</text:span></text:p>
            <text:p text:style-name="P9"><text:span text:style-name="T12">Assembleur </text:span>x86 – <text:span text:style-name="T13">Expert</text:span></text:p>
            <text:p text:style-name="P10">Cybersecurit<text:span text:style-name="T8">é</text:span> – <text:span text:style-name="T14">Experimenté</text:span></text:p>
            <text:p text:style-name="P11">Reverse Engineering <text:span text:style-name="T15">(IDA/</text:span><text:span text:style-name="T16">Ghidra</text:span><text:span text:style-name="T15">) </text:span>– <text:span text:style-name="T14">Très expérimenté</text:span></text:p>
            <text:p text:style-name="P12">Amazon Web Services (AWS) – <text:span text:style-name="T14">Expérimenté</text:span></text:p>
            <text:p text:style-name="P13">Git – Expert</text:p>
            <text:p text:style-name="P14">POSIX/Unix Shell - Expert</text:p>
            <text:p text:style-name="P15">CMake – <text:span text:style-name="T14">Expérimenté</text:span></text:p>
            <text:p text:style-name="P16">GNU Make – Expert<text:span text:style-name="T17"/></text:p>
            <text:p text:style-name="P17">PostgreSQL – <text:span text:style-name="T18">Expérimenté</text:span></text:p>
            <text:p text:style-name="P18">Penetration Testing – <text:span text:style-name="T19">Intermédiaire</text:span></text:p>
            <text:p text:style-name="P19">TypeScript <text:span text:style-name="T20">(Node.</text:span><text:span text:style-name="T21">js</text:span><text:span text:style-name="T20">) –</text:span> <text:span text:style-name="T19">Intermédiaire</text:span></text:p>
            <text:p text:style-name="P20">Sybase - Intermédiaire</text:p>
            <text:p text:style-name="P21"/>
          </table:table-cell>
          <table:covered-table-cell/>
        </table:table-row>
        <table:table-row>
          <table:table-cell table:style-name="Table1.A1" office:value-type="string">
            <text:p text:style-name="P22">EXPERIENCE PROFESSIONELLE</text:p>
          </table:table-cell>
          <table:table-cell table:style-name="Table1.A1" office:value-type="string">
            <text:p text:style-name="P23">Commerzbank</text:p>
          </table:table-cell>
          <table:table-cell table:style-name="Table1.A1" office:value-type="string">
            <text:p text:style-name="P24">202<text:span text:style-name="T22">4</text:span>-<text:span text:style-name="T23">0</text:span><text:span text:style-name="T22">9</text:span><text:span text:style-name="T23"> </text:span>– 202<text:span text:style-name="T22">5</text:span>-<text:span text:style-name="T23">08</text:span></text:p>
          </table:table-cell>
        </table:table-row>
        <table:table-row>
          <table:table-cell table:style-name="Table1.A1" office:value-type="string">
            <text:p text:style-name="P3"/>
          </table:table-cell>
          <table:table-cell table:style-name="Table1.A1" office:value-type="string">
            <text:p text:style-name="P25"><text:span text:style-name="T24">Stagiaire (</text:span>Stage de fin d’études<text:span text:style-name="T24">)</text:span></text:p>
          </table:table-cell>
          <table:table-cell table:style-name="Table1.A1" office:value-type="string">
            <text:p text:style-name="P26"/>
          </table:table-cell>
        </table:table-row>
        <table:table-row>
          <table:table-cell table:style-name="Table1.A1" office:value-type="string">
            <text:p text:style-name="P3"/>
          </table:table-cell>
          <table:table-cell table:style-name="Table1.A1" table:number-columns-spanned="2" office:value-type="string">
            <text:p text:style-name="P27"><text:span text:style-name="T25">J'ai travaillé comme ingénieur logiciel </text:span><text:span text:style-name="T26">à Commerzbank, seconde plus grande banque d’Allemagne</text:span><text:span text:style-name="T25">, sur le logiciel interne pour la gestion </text:span><text:span text:style-name="T27">du hedge accounting, <text:s/>qui avait été précédemment développé pendant plus de 25 ans par plusieurs dizaines de personnes dans l'entreprise. </text:span><text:span text:style-name="T25">J'ai travaillé sur du code C++ et SQL multiplateforme (Linux/Windows) utilisant Sybase et PostgreSQL </text:span><text:span text:style-name="T28">J’ai travaillé avec des collègues allemands et tchèques (avec l’anglais ou l’allemand comme langue de travail).</text:span></text:p>
            <text:p text:style-name="P28"/>
            <text:p text:style-name="P28">J'ai participé à la migration complète de <text:span text:style-name="T29">ce log</text:span><text:span text:style-name="T30">iciel </text:span>de Sybase comme base de données back-end à PostgreSQL. J'ai converti des pans entiers de code C++, Bash et SQL afin d'éviter l'utilisation d'extensions spécifiques à Sybase et d'utiliser les fonctionnalités SQL standard <text:span text:style-name="T31">qui fonctionnent avec </text:span>PostgreSQL. J'ai également implémenté des connexions aux serveurs PostgreSQL avec libpq <text:span text:style-name="T32">à la place </text:span>des bibliothèques propriétaires de Sybase.</text:p>
            <text:p text:style-name="P28"/>
            <text:p text:style-name="P29"><text:span text:style-name="T33">J'ai également </text:span><text:span text:style-name="T34">réduit la compl</text:span><text:span text:style-name="T35">e</text:span><text:span text:style-name="T34">xité de l’intégration au système de build de plusieurs libraries, </text:span><text:span text:style-name="T33">afin qu'elles puissent être intégrées plus facilement au reste </text:span><text:span text:style-name="T36">du</text:span><text:span text:style-name="T33"> code. </text:span><text:span text:style-name="T37">J’ai aussi </text:span><text:span text:style-name="T33">corrigé de nombreux </text:span><text:span text:style-name="T38">warnings </text:span><text:span text:style-name="T33">que la base de code contenait auparavant, ainsi que des problèmes de mémoire trouvés dans le code C++, dont beaucoup ont été trouvés grâce à l'intégration de valgrind dans le CI et les tests unitaires du projet.</text:span></text:p>
          </table:table-cell>
          <table:covered-table-cell/>
        </table:table-row>
        <table:table-row>
          <table:table-cell table:style-name="Table1.A1" office:value-type="string">
            <text:p text:style-name="P3"/>
          </table:table-cell>
          <table:table-cell table:style-name="Table1.A1" office:value-type="string">
            <text:p text:style-name="P30">TrackIt</text:p>
          </table:table-cell>
          <table:table-cell table:style-name="Table1.A1" office:value-type="string">
            <text:p text:style-name="P26">2021-<text:span text:style-name="T23">07</text:span> – 2021-<text:span text:style-name="T23">12, </text:span><text:span text:style-name="T39">2023-04 - 2023-08</text:span></text:p>
          </table:table-cell>
        </table:table-row>
        <table:table-row>
          <table:table-cell table:style-name="Table1.A1" office:value-type="string">
            <text:p text:style-name="P3"/>
          </table:table-cell>
          <table:table-cell table:style-name="Table1.A1" table:number-columns-spanned="2" office:value-type="string">
            <text:p text:style-name="P31">Stagiaire</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2">J'ai travaillé comme ingénieur logiciel sur les logiciels phares de TrackIt, TrackIt et Tagbot, principalement en corrigeant des bugs et en implémentant de nouvelles fonctionnalités, tant en back-end qu'en front-end, en utilisant <text:span text:style-name="T40">le </text:span>Go et <text:span text:style-name="T41">le </text:span>JavaScript. <text:span text:style-name="T42">J’ai travaillé avec des collègues états-uniens et français (l’anglais étant généralement utilisé comme langue de travail).</text:span></text:p>
            <text:p text:style-name="P32"/>
            <text:p text:style-name="P33">Ces projets utilisaient étroitement l'API AWS pour faciliter la gestion des ressources AWS, ce qui m'a permis d'acquérir une solide expérience <text:span text:style-name="T43">avec celle-ci.</text:span></text:p>
            <text:p text:style-name="P33">J'ai également contribué à plusieurs autres projets mineurs impliquant AWS, ce qui m'a permis d'approfondir mon expérience avec ce dernier. J'ai <text:span text:style-name="T44">aussi </text:span>contribué à accélérer la résolution de quelques problèmes de production graves et participé à plusieurs déploiements des logiciels mentionnés ci-dessus, acquérant ainsi une expérience pratique de Kubernetes.</text:p>
            <text:p text:style-name="P32">J'ai également contribué aux offres de sécurité de TrackIt, en participant à un test d'intrusion et à trois évaluations de sécurité.</text:p>
            <text:p text:style-name="P32"/>
            <text:p text:style-name="P32">J'ai <text:span text:style-name="T45">aussi</text:span> travaillé sur des logiciels, écrits en C++, Shell et TeX, qui facilitent la création de rapports d'évaluation de sécurité. Notamment, j'ai écrit un programme qui convertit automatiquement un rapport de l'outil de sécurité Prowler en un PDF lisible par l'homme, et j'ai créé un service Web pour rendre cet outil accessible, en utilisant TypeScript et le kit de développement cloud AWS (CDK), permettant l'utilisation de ce programme à partir d'une interface Web hébergée sur AWS.</text:p>
          </table:table-cell>
          <table:covered-table-cell/>
        </table:table-row>
        <table:table-row table:style-name="Table1.10">
          <table:table-cell table:style-name="Table1.A1" office:value-type="string">
            <text:p text:style-name="P3"/>
          </table:table-cell>
          <table:table-cell table:style-name="Table1.A1" office:value-type="string">
            <text:p text:style-name="P34">NZUP</text:p>
          </table:table-cell>
          <table:table-cell table:style-name="Table1.A1" office:value-type="string">
            <text:p text:style-name="P35">2018-<text:span text:style-name="T23">06</text:span></text:p>
          </table:table-cell>
        </table:table-row>
        <table:table-row table:style-name="Table1.10">
          <table:table-cell table:style-name="Table1.A1" office:value-type="string">
            <text:p text:style-name="P3"/>
          </table:table-cell>
          <table:table-cell table:style-name="Table1.A1" table:number-columns-spanned="2" office:value-type="string">
            <text:p text:style-name="P31">Stagiaire</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6"><text:span text:style-name="T46">J’a</text:span><text:span text:style-name="T33">i travaillé 4 semaines dans cette entreprise </text:span><text:span text:style-name="T47">sur </text:span><text:span text:style-name="T33">l'optimisation de leur backend Go, grâce à la conversion de fonctions </text:span><text:span text:style-name="T48">bottleneck </text:span><text:span text:style-name="T33">en code C optimisé pour améliorer considérablement leurs performances, ainsi que des modifications architecturales/de la chaîne d'outils à plus grande échelle pour rendre le code backend généralement plus rapide.</text:span></text:p>
            <text:p text:style-name="P37"/>
          </table:table-cell>
          <table:covered-table-cell/>
        </table:table-row>
        <table:table-row table:style-name="Table1.10">
          <table:table-cell table:style-name="Table1.A1" office:value-type="string">
            <text:p text:style-name="P38">PROJE<text:span text:style-name="T49">TS</text:span></text:p>
          </table:table-cell>
          <table:table-cell table:style-name="Table1.A1" office:value-type="string">
            <text:p text:style-name="P39">Yalibct (Yet Another Libc Testsuite)</text:p>
          </table:table-cell>
          <table:table-cell table:style-name="Table1.A1" office:value-type="string">
            <text:p text:style-name="P40">2022-08 - Présent</text:p>
          </table:table-cell>
        </table:table-row>
        <table:table-row table:style-name="Table1.10">
          <table:table-cell table:style-name="Table1.A1" office:value-type="string">
            <text:p text:style-name="P41"/>
          </table:table-cell>
          <table:table-cell table:style-name="Table1.A1" table:number-columns-spanned="2" office:value-type="string">
            <text:p text:style-name="P42">Ce projet, sur lequel je travaille actuellement pendant mon temps libre, vise à créer une <text:span text:style-name="T50">testsuite</text:span> pour la libc, afin d'essayer de trouver autant de bugs que possible dans les implémentations existantes de <text:span text:style-name="T51">la </text:span>libc. Comme la libc est la bibliothèque la plus fondamentale présente dans un système (presque tous les programmes en dépendent d'une manière ou d'une autre – par exemple, elle est au cœur de <text:span text:style-name="T52">tout</text:span> programme <text:span text:style-name="T53">exécutant ou </text:span>s'appuyant sur <text:span text:style-name="T54">tout </text:span>code et/ou <text:span text:style-name="T55">library</text:span> écrit en C ou C++ ou utilisant un runtime écrit en C ou C++ (par exemple presque tous les programmes écrits en C#, JS, Python, Ruby, Java, PHP, etc.)), les bugs qu'il contient sont particulièrement importants et cette <text:span text:style-name="T56">testsuite </text:span>vise à en trouver le plus grand nombre possible .</text:p>
            <text:p text:style-name="P42"/>
            <text:p text:style-name="P42"><text:span text:style-name="T57">Depuis le début de ce projet, j’ai</text:span>, lors du développement de ce projet, déposé plus de <text:span text:style-name="T58">73</text:span> <text:span text:style-name="T57">bug reports </text:span>(généralement accompagnés d'un <text:span text:style-name="T57">patch </text:span>corrigeant le problème) <text:span text:style-name="T59">auprès de</text:span> diverses implémentations notables de libc, telles que glibc, musl, cosmopolitan et dietlibc.</text:p>
          </table:table-cell>
          <table:covered-table-cell/>
        </table:table-row>
        <text:soft-page-break/>
        <table:table-row table:style-name="Table1.10">
          <table:table-cell table:style-name="Table1.A1" office:value-type="string">
            <text:p text:style-name="P41"/>
          </table:table-cell>
          <table:table-cell table:style-name="Table1.A1" office:value-type="string">
            <text:p text:style-name="P43">Epitech - AREA</text:p>
          </table:table-cell>
          <table:table-cell table:style-name="Table1.A1" office:value-type="string">
            <text:p text:style-name="P44">2023-<text:span text:style-name="T60">01</text:span> – 2023-<text:span text:style-name="T60">03</text:span></text:p>
          </table:table-cell>
        </table:table-row>
        <table:table-row table:style-name="Table1.10">
          <table:table-cell table:style-name="Table1.A1" office:value-type="string">
            <text:p text:style-name="P45"/>
          </table:table-cell>
          <table:table-cell table:style-name="Table1.A1" table:number-columns-spanned="2" office:value-type="string">
            <text:p text:style-name="P46"><text:span text:style-name="T61">U</text:span>n projet visant à développer une application similaire à IFTTT et/ou Zapier, permettant aux utilisateurs, depuis une interface web ou une application mobile Android/iOS multi-plateforme, de lier des actions et des réactions de différents services en créant des <text:span text:style-name="T62">triggers</text:span>.</text:p>
            <text:p text:style-name="P46"/>
            <text:p text:style-name="P47">Un <text:span text:style-name="T63">trigger</text:span> définissait un flux action → réaction, de sorte que lorsqu'une action se produit, une réaction donnée se produit. Par exemple, un déclencheur pourrait être <text:span text:style-name="T64">“</text:span>à la réception d'un e-mail dans Gmail, un message est envoyé sur un canal Discord<text:span text:style-name="T65">”</text:span>, ou <text:span text:style-name="T65">“</text:span>l'ajout d'un titre à une playlist Spotify envoie un e-mail via Outlook<text:span text:style-name="T66">”</text:span>.</text:p>
            <text:p text:style-name="P46"/>
            <text:p text:style-name="P46">J'ai écrit la majeure partie du code backend, gérant toute la <text:span text:style-name="T67">business logic </text:span>(les <text:span text:style-name="T68">frontends </text:span>servent uniquement d'interfaces utilisateur redirigeant les requêtes vers/depuis le serveur backend), implémentant 15 actions et 16 réactions sur 17 services.</text:p>
            <text:p text:style-name="P46"/>
            <text:p text:style-name="P48">J'ai également implémenté un système de formatage avec substitution de variables, permettant aux utilisateurs d'injecter arbitrairement des données issues d'actions dans des réactions de leurs déclencheurs (par exemple, un déclencheur qui, lorsqu'une nouvelle photo astronomique du jour est publiée par la NASA, envoie un message à un canal Telegram, pourrait afficher un message du type <text:span text:style-name="T65">“</text:span>La photo du jour de la NASA, '$(title)', a été publiée à $(url) !<text:span text:style-name="T66">”</text:span> et le backend remplacerait les <text:span text:style-name="T69">placeholders</text:span> par le titre et l'URL de la photo).</text:p>
            <text:p text:style-name="P46"/>
            <text:p text:style-name="P49"><text:span text:style-name="T33">Pendant la phase </text:span><text:span text:style-name="T70">de </text:span><text:span text:style-name="T33">planification du projet, j'ai expérimenté </text:span><text:span text:style-name="T71">avec</text:span><text:span text:style-name="T33"> d'autres technologies, telles que C++ avec cpp-httplib, Apache Cassandra, Python</text:span><text:span text:style-name="T72">+</text:span><text:span text:style-name="T33">Flask, MongoDB, PHP, MySQL, Ruby on Rails, SQLite ou TypeORM, </text:span><text:span text:style-name="T72">pour finalement </text:span><text:span text:style-name="T73">décider d’</text:span><text:span text:style-name="T72">utiliser </text:span><text:span text:style-name="T33">TypeScript avec Fastify, Prisma et PostgreSQL.</text:span></text:p>
          </table:table-cell>
          <table:covered-table-cell/>
        </table:table-row>
        <table:table-row table:style-name="Table1.10">
          <table:table-cell table:style-name="Table1.A1" office:value-type="string">
            <text:p text:style-name="P45"/>
          </table:table-cell>
          <table:table-cell table:style-name="Table1.A1" office:value-type="string">
            <text:p text:style-name="P50"><text:span text:style-name="T74">Epitech</text:span> - Arcade</text:p>
          </table:table-cell>
          <table:table-cell table:style-name="Table1.A1" office:value-type="string">
            <text:p text:style-name="P51">2022-<text:span text:style-name="T60">03</text:span> – 2022-<text:span text:style-name="T60">04</text:span></text:p>
          </table:table-cell>
        </table:table-row>
        <table:table-row table:style-name="Table1.10">
          <table:table-cell table:style-name="Table1.A1" office:value-type="string">
            <text:p text:style-name="P52"/>
          </table:table-cell>
          <table:table-cell table:style-name="Table1.A1" table:number-columns-spanned="2" office:value-type="string">
            <text:p text:style-name="P53"><text:span text:style-name="T75">U</text:span><text:span text:style-name="T33">n projet </text:span><text:span text:style-name="T76">de </text:span><text:span text:style-name="T33">programme complexe « arcade-</text:span><text:span text:style-name="T77">like</text:span><text:span text:style-name="T33"> » permettant de jouer à divers jeux anciens <text:s/>via une interface commune </text:span><text:span text:style-name="T78">entre jeux et biblioth</text:span><text:span text:style-name="T79">è</text:span><text:span text:style-name="T78">ques graphiques</text:span><text:span text:style-name="T33">. Nous avons </text:span><text:span text:style-name="T80">rendu </text:span><text:span text:style-name="T33">possible l'utilisation de 4 bibliothèques graphiques différentes (dont une fonctionnant en mode texte), SFML, OpenGL, SDL et ncurses, et </text:span><text:span text:style-name="T81">reproduit </text:span><text:span text:style-name="T82">fidèlement les </text:span><text:span text:style-name="T33">jeux Pac-Man et Nibbler. </text:span><text:span text:style-name="T82">J’ai conçu l</text:span><text:span text:style-name="T33">'interface commune, </text:span><text:span text:style-name="T83">que j’ai </text:span><text:span text:style-name="T33">partagé avec tous les autres groupes travaillant sur </text:span><text:span text:style-name="T82">ce </text:span><text:span text:style-name="T33">même projet dans notre école, </text:span><text:span text:style-name="T84">séparant </text:span><text:span text:style-name="T33">les jeux, les bibliothèques graphiques et l'exécutable principal. </text:span><text:span text:style-name="T82">I</text:span><text:span text:style-name="T33">l était possible d'utiliser </text:span><text:span text:style-name="T82">un </text:span><text:span text:style-name="T33">exécutable principal avec </text:span><text:span text:style-name="T85">divers </text:span><text:span text:style-name="T82">jeu</text:span><text:span text:style-name="T85">x</text:span><text:span text:style-name="T82"> </text:span><text:span text:style-name="T33">et bibliothèque</text:span><text:span text:style-name="T85">s</text:span><text:span text:style-name="T33"> graphique</text:span><text:span text:style-name="T86">s</text:span><text:span text:style-name="T33"> </text:span><text:span text:style-name="T82">sans problème (même si </text:span><text:span text:style-name="T87">ces</text:span><text:span text:style-name="T82"> composants venaient chacun de différents groupes).</text:span></text:p>
            <text:p text:style-name="P53"><text:span text:style-name="T33"/></text:p>
            <text:p text:style-name="P54">J'ai principalement travaillé sur :</text:p>
            <text:p text:style-name="P54">- L'implémentation du jeu Pac-Man</text:p>
            <text:p text:style-name="P54">- L'exécutable principal</text:p>
            <text:p text:style-name="P54">- L'implémentation graphique de ncurses, <text:span text:style-name="T88">et </text:span><text:span text:style-name="T89">c</text:span>ertaines parties de l'implémentation graphique SFML et SDL, <text:span text:style-name="T90">ainsi que </text:span><text:span text:style-name="T91">l</text:span><text:span text:style-name="T92">a g</text:span>estion du son dans toutes les implémentations graphiques</text:p>
            <text:p text:style-name="P55">- <text:span text:style-name="T93">L’i</text:span>mplémentation d'une petite bibliothèque wrapper C++ pour la gestion dynamique des bibliothèques (dlopen, dlclose, etc.)</text:p>
            <text:p text:style-name="P56"/>
            <text:p text:style-name="P57"><text:span text:style-name="T94">Vidéo du projet ici : </text:span><text:a xlink:type="simple" xlink:href="https://www.youtube.com/watch?v=yMk1y3bvGwQ" text:style-name="Internet_20_link" text:visited-style-name="Visited_20_Internet_20_Link"><text:span text:style-name="T94">https://www.youtube.com/watch?v=yMk1y3bvGwQ</text:span></text:a></text:p>
          </table:table-cell>
          <table:covered-table-cell/>
        </table:table-row>
        <table:table-row table:style-name="Table1.10">
          <table:table-cell table:style-name="Table1.A1" office:value-type="string">
            <text:p text:style-name="P52"/>
          </table:table-cell>
          <table:table-cell table:style-name="Table1.A1" office:value-type="string">
            <text:p text:style-name="P58"><text:span text:style-name="T95">Epitech </text:span>– <text:span text:style-name="T95">Hydra </text:span><text:span text:style-name="T96">and Chisel</text:span></text:p>
          </table:table-cell>
          <table:table-cell table:style-name="Table1.A1" office:value-type="string">
            <text:p text:style-name="P59"><text:span text:style-name="T97">2022-</text:span><text:span text:style-name="T98">03</text:span><text:span text:style-name="T97"> </text:span>– 2022-<text:span text:style-name="T98">04</text:span>, <text:span text:style-name="T97">2022-</text:span><text:span text:style-name="T98">11</text:span><text:span text:style-name="T97"> </text:span><text:span text:style-name="T96">– 2022-</text:span><text:span text:style-name="T98">12</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1"><text:span text:style-name="T99">D</text:span><text:span text:style-name="T33">eux projets CTF dans lesquels nous avions pour tâche de trouver des </text:span><text:span text:style-name="T100">flags</text:span><text:span text:style-name="T33"> sur divers systèmes </text:span><text:span text:style-name="T101">en remote</text:span><text:span text:style-name="T33">, avec un total de 15 défis hébergés sur la plateforme TryHackMe (</text:span><text:span text:style-name="T102">i.e. </text:span><text:span text:style-name="T33">ils sont similaires à certains des défis qui y sont trouvés), spécialement créés pour </text:span><text:span text:style-name="T103">ce projet.</text:span><text:span text:style-name="T97"><text:line-break/><text:line-break/></text:span><text:span text:style-name="T33">Les défis se concentraient sur les services hébergés sur le Web dans différents langages (c'est-à-dire la plupart du temps </text:span><text:span text:style-name="T104">accessible par </text:span><text:span text:style-name="T105">navigateur web</text:span><text:span text:style-name="T33"> mais avec des backends par exemple Python/Node/PHP/Wordpress/etc, impliquant parfois d'autres services accessibles sur le Web comme FTP ou NFS) dans lesquels il fallait trouver une vulnérabilité pour obtenir un accès au niveau utilisateur à une machine, avant de devoir ensuite trouver une autre vulnérabilité dans le système pour passer des privilèges au niveau utilisateur aux privilèges au niveau root/administrateur (par exemple en exploitant des configurations mal sécurisées de certains services système, </text:span><text:span text:style-name="T106">reverse-engineering </text:span><text:span text:style-name="T33">de certains processus administratifs, devoir parfois même échapper à un conteneur quelconque ou devoir pénétrer encore un autre service Web).</text:span><text:span text:style-name="T97"><text:line-break/><text:line-break/></text:span><text:span text:style-name="T33">Un classement mondial était présent où tous les étudiants participants d'Epitech étaient classés en fonction du nombre de défis qu'ils avaient relevés et de la vitesse à laquelle ils l'avaient fait - j'ai terminé premier sur le campus de Strasbourg dans les deux projets.</text:span></text:p>
          </table:table-cell>
          <table:covered-table-cell/>
        </table:table-row>
        <table:table-row table:style-name="Table1.10">
          <table:table-cell table:style-name="Table1.A1" office:value-type="string">
            <text:p text:style-name="P60"/>
          </table:table-cell>
          <table:table-cell table:style-name="Table1.A1" office:value-type="string">
            <text:p text:style-name="P62"><text:span text:style-name="T95">Epitech </text:span>– <text:span text:style-name="T107">Binary Security/Binsecu</text:span></text:p>
          </table:table-cell>
          <table:table-cell table:style-name="Table1.A1" office:value-type="string">
            <text:p text:style-name="P63">2021-05</text:p>
          </table:table-cell>
        </table:table-row>
        <table:table-row table:style-name="Table1.10">
          <table:table-cell table:style-name="Table1.A1" office:value-type="string">
            <text:p text:style-name="P60"/>
          </table:table-cell>
          <table:table-cell table:style-name="Table1.A1" table:number-columns-spanned="2" office:value-type="string">
            <text:p text:style-name="P64"><text:span text:style-name="T108">U</text:span><text:span text:style-name="T33">n projet CTF dans lequel nous étions chargés de trouver des </text:span><text:span text:style-name="T109">flags</text:span><text:span text:style-name="T33"> sur divers systèmes </text:span><text:span text:style-name="T110">remote</text:span><text:span text:style-name="T33"> spécialement créés à cet effet, en trouvant des vulnérabilités/exploits pour les amener à révéler les </text:span><text:span text:style-name="T111">flags</text:span><text:span text:style-name="T33"> secrets nécessaires à la réalisation du projet, avec les différents défis présents sur chacun devena</text:span><text:span text:style-name="T112">nt </text:span><text:span text:style-name="T33">de plus en plus élaboré</text:span><text:span text:style-name="T113">s</text:span><text:span text:style-name="T33">.</text:span></text:p>
            <text:p text:style-name="P64"><text:span text:style-name="T114"><text:line-break/></text:span><text:span text:style-name="T33">Dans ce CTF, la plupart des défis impliquaient d'avoir accès aux utilisateurs à un serveur et de devoir trouver une vulnérabilité dans un programme SUID </text:span><text:span text:style-name="T115">créé spécialement pour l’ocassion</text:span><text:span text:style-name="T33"> (cela impliquerait pratiquement systématiquement </text:span><text:span text:style-name="T116">un reverse-engineering </text:span><text:span text:style-name="T33">du binaire du programme pour inspecter son comportement et trouver où </text:span><text:span text:style-name="T117">pourrait </text:span><text:span text:style-name="T33">se trouve</text:span><text:span text:style-name="T117">r</text:span><text:span text:style-name="T33"> une vulnérabilité) pour obtenir un accès root à la machine.</text:span><text:span text:style-name="T114"><text:line-break/><text:line-break/></text:span><text:span text:style-name="T33">Un classement mondial était présent où tous les étudiants participants d'Epitech étaient classés en fonction du nombre de défis qu'ils avaient relevés et de la vitesse à laquelle ils l'avaient fait - j'ai terminé premier </text:span><text:span text:style-name="T118">de</text:span><text:span text:style-name="T33"> tous les campus d'Epitech.</text:span></text:p>
          </table:table-cell>
          <table:covered-table-cell/>
        </table:table-row>
        <table:table-row table:style-name="Table1.10">
          <table:table-cell table:style-name="Table1.A1" office:value-type="string">
            <text:p text:style-name="P60"/>
          </table:table-cell>
          <table:table-cell table:style-name="Table1.A1" office:value-type="string">
            <text:p text:style-name="P65"><text:span text:style-name="T95">Epitech</text:span> – Hunter</text:p>
          </table:table-cell>
          <table:table-cell table:style-name="Table1.A1" office:value-type="string">
            <text:p text:style-name="P66">2020-<text:span text:style-name="T119">11</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7">Il s'agissait d'un projet scolaire dans lequel nous devions recréer un jeu ressemblant à Duck Hunt, dans lequel le joueur tirait sur des cibles en mouvement sur l'écran. J'ai décidé de réaliser une reproduction de Duck Hunt la plus fidèle possible, ce que j'ai fait avec succès. Vidéo du projet ici : <text:a xlink:type="simple" xlink:href="https://www.youtube.com/watch?v=TFZgotSo8wM" text:style-name="Internet_20_link" text:visited-style-name="Visited_20_Internet_20_Link">https://www.youtube.com/watch?v=TFZgotSo8wM</text:a></text:p>
          </table:table-cell>
          <table:covered-table-cell/>
        </table:table-row>
        <table:table-row table:style-name="Table1.10">
          <table:table-cell table:style-name="Table1.A1" office:value-type="string">
            <text:p text:style-name="P60"/>
          </table:table-cell>
          <table:table-cell table:style-name="Table1.A1" office:value-type="string">
            <text:p text:style-name="P65">CSE2</text:p>
          </table:table-cell>
          <table:table-cell table:style-name="Table1.A1" office:value-type="string">
            <text:p text:style-name="P66">2018-<text:span text:style-name="T119">06</text:span> – 2020-<text:span text:style-name="T119">10</text:span></text:p>
          </table:table-cell>
        </table:table-row>
        <table:table-row table:style-name="Table1.10">
          <table:table-cell table:style-name="Table1.A1" office:value-type="string">
            <text:p text:style-name="P60"/>
          </table:table-cell>
          <table:table-cell table:style-name="Table1.A1" table:number-columns-spanned="2" office:value-type="string">
            <text:p text:style-name="P68">Un projet visant à créer un équivalent open source exact de l'exécutable utilisé dans le jeu <text:span text:style-name="T120">indie</text:span> Cave Story, afin de faciliter le modding du jeu. De nombreuses compétences en <text:span text:style-name="T121">reverse-engineering</text:span>, C et C++ ont été nécessaires pour travailler là-dessus. J’ai été l’un des plus grands contributeurs du projet, qui était pour l’essentiel entièrement achevé fin 2020.</text:p>
            <text:p text:style-name="P68">Vidéo du projet ici : <text:a xlink:type="simple" xlink:href="https://www.youtube.com/watch?v=VYRTTl5pk90" text:style-name="Internet_20_link" text:visited-style-name="Visited_20_Internet_20_Link">https://www.youtube.com/watch?v=VYRTTl5pk90</text:a></text:p>
          </table:table-cell>
          <table:covered-table-cell/>
        </table:table-row>
      </table:table>
      <text:p text:style-name="Text_20_body"/>
      <text:p text:style-name="P69"/>
      <table:table table:name="Table3" table:style-name="Table3">
        <table:table-column table:style-name="Table3.A"/>
        <table:table-column table:style-name="Table3.B"/>
        <table:table-column table:style-name="Table3.C"/>
        <table:table-row>
          <table:table-cell table:style-name="Table3.A1" office:value-type="string">
            <text:p text:style-name="P3">EDUCATION</text:p>
          </table:table-cell>
          <table:table-cell table:style-name="Table3.A1" office:value-type="string">
            <text:p text:style-name="P34">Compute<text:span text:style-name="T122">r Software Engineering</text:span></text:p>
          </table:table-cell>
          <table:table-cell table:style-name="Table3.A1" office:value-type="string">
            <text:p text:style-name="P35">2020-<text:span text:style-name="T123">09</text:span> – 2025-<text:span text:style-name="T124">09</text:span></text:p>
          </table:table-cell>
        </table:table-row>
        <table:table-row>
          <table:table-cell table:style-name="Table3.A1" office:value-type="string">
            <text:p text:style-name="P3"/>
          </table:table-cell>
          <table:table-cell table:style-name="Table3.A1" office:value-type="string">
            <text:p text:style-name="P70">EPITECH – European Institute of Technology</text:p>
          </table:table-cell>
          <table:table-cell table:style-name="Table3.A1" office:value-type="string">
            <text:p text:style-name="P35"/>
          </table:table-cell>
        </table:table-row>
        <table:table-row table:style-name="Table3.3">
          <table:table-cell table:style-name="Table3.A1" office:value-type="string">
            <text:p text:style-name="P3"/>
          </table:table-cell>
          <table:table-cell table:style-name="Table3.A1" table:number-columns-spanned="2" office:value-type="string">
            <text:p text:style-name="P71">J'ai étudié la programmation pendant cinq ans à Epitech. L'approche pédagogique d'Epitech est basée sur des projets : il y avait beaucoup plus de projets à réaliser que de cours. La majorité des projets étaient axés sur l'étude des langages de programmation C et C++, principalement sous Linux, mais, aussi <text:span text:style-name="T125">souvent</text:span>, sur l'écriture de code multiplateforme (Linux/Windows), pour des applications variées (<text:span text:style-name="T126">utilities de command-line</text:span>, shells, jeux vidéo, réseau, <text:span text:style-name="T127">multi-threading</text:span>, <text:span text:style-name="T128">compilers</text:span>, etc.).</text:p>
            <text:p text:style-name="P71"/>
            <text:p text:style-name="P71">Les autres matières enseignées comprenaient la cybersécurité (plusieurs projets étaient axés sur les défis CTF ou <text:span text:style-name="T129">OSINT</text:span>), Haskell, le développement web, DevOps, etc. J'ai également acquis diverses compétences en gestion de projet au cours de ma formation à Epitech.</text:p>
            <text:p text:style-name="P71"/>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72"/>
          </table:table-cell>
          <table:table-cell table:style-name="Table2.A1" office:value-type="string">
            <text:p text:style-name="P73">Computer Software Engineering</text:p>
          </table:table-cell>
          <table:table-cell table:style-name="Table2.A1" office:value-type="string">
            <text:p text:style-name="P74">2023-09 - 2024-06</text:p>
          </table:table-cell>
        </table:table-row>
        <table:table-row>
          <table:table-cell table:style-name="Table2.A1" office:value-type="string">
            <text:p text:style-name="P72"/>
          </table:table-cell>
          <table:table-cell table:style-name="Table2.A1" office:value-type="string">
            <text:p text:style-name="P75">DCU – Dublin City University</text:p>
          </table:table-cell>
          <table:table-cell table:style-name="Table2.A1" office:value-type="string">
            <text:p text:style-name="P76"/>
          </table:table-cell>
        </table:table-row>
        <table:table-row>
          <table:table-cell table:style-name="Table2.A1" office:value-type="string">
            <text:p text:style-name="P72"/>
          </table:table-cell>
          <table:table-cell table:style-name="Table2.A1" table:number-columns-spanned="2" office:value-type="string">
            <text:p text:style-name="P77"><text:span text:style-name="T33">J'ai passé un an ici en tant qu'étudiant d'échange </text:span><text:span text:style-name="T130">venant d’</text:span><text:span text:style-name="T33">Epitech, étudiant divers </text:span><text:span text:style-name="T131">sujets</text:span><text:span text:style-name="T33"> tel</text:span><text:span text:style-name="T131">s </text:span><text:span text:style-name="T33">que la construction de compilateurs, la </text:span><text:span text:style-name="T132">OOP/</text:span><text:span text:style-name="T33">POO (avec Java), les applications web full-stack (avec Python+Django </text:span><text:span text:style-name="T133">ainsi </text:span><text:span text:style-name="T134">qu’</text:span><text:span text:style-name="T33">avec Java+Spring), </text:span><text:span text:style-name="T135">le machine learning </text:span><text:span text:style-name="T33">(avec scikit learn) et DevOps (</text:span><text:span text:style-name="T136">e.g. du </text:span><text:span text:style-name="T33">traitement des données à l'aide des utilitaires POSIX et d'autres outils comme jq ou R)</text:span></text:p>
            <text:p text:style-name="P78"/>
          </table:table-cell>
          <table:covered-table-cell/>
        </table:table-row>
        <table:table-row>
          <table:table-cell table:style-name="Table2.A1" office:value-type="string">
            <text:p text:style-name="P72"/>
          </table:table-cell>
          <table:table-cell table:style-name="Table2.A1" office:value-type="string">
            <text:p text:style-name="P79">Primaire/Collège/Lycé<text:span text:style-name="T137">e</text:span></text:p>
          </table:table-cell>
          <table:table-cell table:style-name="Table2.A1" office:value-type="string">
            <text:p text:style-name="P76"><text:span text:style-name="T122">2011-</text:span><text:span text:style-name="T138">10</text:span> – <text:span text:style-name="T122">2020-</text:span><text:span text:style-name="T138">06</text:span></text:p>
          </table:table-cell>
        </table:table-row>
        <table:table-row>
          <table:table-cell table:style-name="Table2.A1" office:value-type="string">
            <text:p text:style-name="P72"/>
          </table:table-cell>
          <table:table-cell table:style-name="Table2.A1" office:value-type="string">
            <text:p text:style-name="P70">Lycée Français Victor Hugo – Frankfurt, Germany</text:p>
          </table:table-cell>
          <table:table-cell table:style-name="Table2.A1" office:value-type="string">
            <text:p text:style-name="P76"/>
          </table:table-cell>
        </table:table-row>
        <table:table-row>
          <table:table-cell table:style-name="Table2.A1" office:value-type="string">
            <text:p text:style-name="P72"/>
          </table:table-cell>
          <table:table-cell table:style-name="Table2.A1" table:number-columns-spanned="2" office:value-type="string">
            <text:p text:style-name="P80">Ecole internationale française en Allemagne. J'ai obtenu un baccalauréat <text:span text:style-name="T139">scientifique</text:span><text:span text:style-name="T140"> </text:span><text:span text:style-name="T141">spéciali</text:span><text:span text:style-name="T142">s</text:span><text:span text:style-name="T141">ation mathématiques </text:span>avec la mention très bien.</text:p>
            <text:p text:style-name="P80"/>
          </table:table-cell>
          <table:covered-table-cell/>
        </table:table-row>
        <table:table-row>
          <table:table-cell table:style-name="Table2.A1" office:value-type="string">
            <text:p text:style-name="P81">INTÉRÊTS</text:p>
          </table:table-cell>
          <table:table-cell table:style-name="Table2.A1" table:number-columns-spanned="2" office:value-type="string">
            <text:p text:style-name="P82"><text:span text:style-name="T143">La p</text:span><text:span text:style-name="T33">rogrammation en général. </text:span><text:span text:style-name="T143">J</text:span><text:span text:style-name="T33">e passe beaucoup de temps à contribuer aux projets que j'aime. J'étudie et utilise régulièrement le C et le C++, ainsi que l'assembleur (sur plusieurs processeurs), depuis l'âge de 13 ans, </text:span><text:span text:style-name="T144">sur</text:span><text:span text:style-name="T33"> divers projets </text:span><text:span text:style-name="T145">hobbyistes, scolaires ou professionnels.</text:span><text:span text:style-name="T33"> Je fais également partie d'un certain nombre de communautés en ligne dédiées à la programmation.</text:span></text:p>
            <text:p text:style-name="P83">Je m'intéresse à la cybersécurité, ayant <text:span text:style-name="T146">pu </text:span>acqu<text:span text:style-name="T146">érir </text:span>une certaine expérience lors de quelques concours CTF à <text:span text:style-name="T147">Epitech </text:span>et <text:span text:style-name="T148">durant </text:span>un de mes stages. </text:p>
            <text:p text:style-name="P84"/>
          </table:table-cell>
          <table:covered-table-cell/>
        </table:table-row>
        <table:table-row>
          <table:table-cell table:style-name="Table2.A1" office:value-type="string">
            <text:p text:style-name="P85">COMPÉTENCES LINGUISTIQUES</text:p>
          </table:table-cell>
          <table:table-cell table:style-name="Table2.A1" table:number-columns-spanned="2" office:value-type="string">
            <text:p text:style-name="P86">Je parle un anglais presque parfait et j'ai obtenu un 965 <text:span text:style-name="T149">au </text:span>test TOEIC. Ma langue maternelle est le français.</text:p>
          </table:table-cell>
          <table:covered-table-cell/>
        </table:table-row>
      </table:table>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7-25T16:54:16.935363393</dc:date>
    <meta:editing-duration>P2DT8H16M8S</meta:editing-duration>
    <meta:editing-cycles>416</meta:editing-cycles>
    <meta:generator>LibreOffice/25.2.3.2$Linux_X86_64 LibreOffice_project/520$Build-2</meta:generator>
    <meta:document-statistic meta:table-count="3" meta:image-count="0" meta:object-count="0" meta:page-count="3" meta:paragraph-count="95" meta:word-count="1973" meta:character-count="13382" meta:non-whitespace-character-count="11470"/>
  </office:meta>
</office:document-meta>
</file>